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Cornelis</meta:initial-creator>
    <meta:creation-date>2009-06-15T14:52:01</meta:creation-date>
    <dc:date>2009-06-15T14:52:40</dc:date>
    <dc:creator>Frank Cornelis</dc:creator>
    <meta:editing-duration>PT00H00M41S</meta:editing-duration>
    <meta:editing-cycles>1</meta:editing-cycles>
    <meta:generator>OpenOffice.org/3.1$Linux OpenOffice.org_project/310m11$Build-9399</meta:generator>
    <meta:document-statistic meta:table-count="0" meta:image-count="0" meta:object-count="0" meta:page-count="1" meta:paragraph-count="1" meta:word-count="2" meta:character-count="11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40022007c00ce002d004e0040001c009b00a300dc00dd005000a400520082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0kvGiHTnQbLrlC7PQfA/SXfmQy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AdDnyrQfEDzwAX/0fHYe0761fb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cgdrYYZ+t44W5QPpWu+HxWKXA8=</DigestValue>
      </Reference>
      <Reference URI="Thumbnails/thumbnail.png">
        <DigestMethod Algorithm="http://www.w3.org/2000/09/xmldsig#sha1"/>
        <DigestValue>+zRKohFtw8JzP9gKWkCaerVjkTQ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VKmnTlaIJ3CfA7OJVLYkXoQPvYE=</DigestValue>
      </Reference>
      <Reference URI="#ID_00de003500f200d6000500d7004b009600a000d700e800b7008400b10062009d">
        <DigestMethod Algorithm="http://www.w3.org/2000/09/xmldsig#sha1"/>
        <DigestValue>VDuTq7JgQui0Cor78Ktnb2Zu20c=</DigestValue>
      </Reference>
    </SignedInfo>
    <SignatureValue>qmJk58FVr5SdrIsoYe7T2GjNhmwTB5oKhl0Pfqr+cKR7kFWHh6XIDlwQQ8WKDY7d
nTfwe3OXw+Fs7VnP+8YXhXuA6vg5Jq94IbBxETNiiJ0FQ5q0kdP2utTmPUPtrvIq
VuF/QtP+cMwkhjviKE8YyNZSmXseNJLfx4cR9+cQNH0=</SignatureValue>
    <KeyInfo>
      <X509Data>
        <X509IssuerSerial>
          <X509IssuerName>CN=SPECIMEN Citizen CA,C=BE</X509IssuerName>
          <X509SerialNumber>1208925819615769867825146</X509SerialNumber>
        </X509IssuerSerial>
        <X509Certificate>MIIEITCCAwmgAwIBAgILAQAAAAABCZabr/owDQYJKoZIhvcNAQEFBQAwKzELMAkGA1UEBhMCQkUxHDAaBgNVBAMTE1NQRUNJTUVOIENpdGl6ZW4gQ0EwHhcNMDYwMjIzMTExMTM2WhcNMDgwMjIzMTExMTM2WjB8MQswCQYDVQQGEwJCRTEjMCEGA1UEAxMaQWxpY2UgU1BFQ0lNRU4gKFNpZ25hdHVyZSkxETAPBgNVBAQTCFNQRUNJTUVOMR8wHQYDVQQqExZBbGljZSBHZWxkaWdla2FhcnQyMjY2MRQwEgYDVQQFEws3MTcxNTEwMDA3MDCBnzANBgkqhkiG9w0BAQEFAAOBjQAwgYkCgYEAuTkOkZn9q7HmY57qrMYglwhDrke5hVu702ua+A8kbnE9TJj9u6Hlg62SDiq8ZPNs/6yTuF/hDu9Xal92pQiCC+Rj3e2ezhz5k1IXu+TyXm4d3jBDU3NDiEhvVvxr4rkoUfMeVVlOwMzGXw2y+H1wB1BmKJ4y3ksmyLvWFwMMrUUCAwEAAaOCAXcwggFzME8GA1UdIARIMEYwRAYJA5AOCQYBHwQBMDcwNQYIKwYBBQUHAgEWKWh0dHA6Ly9yZXBvc2l0b3J5LnNwZWNpbWVuLWVpZC5iZWxnaXVtLmJlMBkGCCsGAQUFBwEDBA0wCzAJBgcDl3YJBgcCMA4GA1UdDwEB/wQEAwIGQDAfBgNVHSMEGDAWgBQTUCypA5laFM8PsHsIrVOtWznlHzBABgNVHR8EOTA3MDWgM6Axhi9odHRwOi8vY3JsLnNwZWNpbWVuLWVpZC5iZWxnaXVtLmJlL2VpZGMwMDAxLmNybDARBglghkgBhvhCAQEEBAMCBSAwfwYIKwYBBQUHAQEEczBxMD4GCCsGAQUFBzAChjJodHRwOi8vY2VydHMuc3BlY2ltZW4tZWlkLmJlbGdpdW0uYmUvYmVsZ2l1bXJzLmNydDAvBggrBgEFBQcwAYYjaHR0cDovL29jc3Auc3BlY2ltZW4tZWlkLmJlbGdpdW0uYmUwDQYJKoZIhvcNAQEFBQADggEBALQdSva1U88LuFE/miz6ih0Ongl/8w4D1qs8o9aErLIhwJNlHilBUYjjAwh4grIrgi/zDS6AyKC7GqGer7RDxNzb8Q1f9cSCxAJzDJ/T1/l010kV1eHPmW88GubNxw30QDcgnhw4z1SLaZCm29ndRf71XkAjMDOUnNHvq+4OSE8N8pDbJ+o1MRsI3LC8VuaUolk7FiWLkMtNyuQ589SdAfY3bUpBgtab1ue9VuZk2Kky5k6OwttYa0/4Hh/KouZaykEGgAETjIaLavmQxfpYMxcA0mtXKjbEClT2SejQJs9KK9OJwaSpQC4D7CWL1Jwq1tH2irsP530fV7xvZeJW9Ds=</X509Certificate>
        <X509Certificate>MIIEITCCAwmgAwIBAgILAQAAAAABCZabr/owDQYJKoZIhvcNAQEFBQAwKzELMAkG
A1UEBhMCQkUxHDAaBgNVBAMTE1NQRUNJTUVOIENpdGl6ZW4gQ0EwHhcNMDYwMjIz
MTExMTM2WhcNMDgwMjIzMTExMTM2WjB8MQswCQYDVQQGEwJCRTEjMCEGA1UEAxMa
QWxpY2UgU1BFQ0lNRU4gKFNpZ25hdHVyZSkxETAPBgNVBAQTCFNQRUNJTUVOMR8w
HQYDVQQqExZBbGljZSBHZWxkaWdla2FhcnQyMjY2MRQwEgYDVQQFEws3MTcxNTEw
MDA3MDCBnzANBgkqhkiG9w0BAQEFAAOBjQAwgYkCgYEAuTkOkZn9q7HmY57qrMYg
lwhDrke5hVu702ua+A8kbnE9TJj9u6Hlg62SDiq8ZPNs/6yTuF/hDu9Xal92pQiC
C+Rj3e2ezhz5k1IXu+TyXm4d3jBDU3NDiEhvVvxr4rkoUfMeVVlOwMzGXw2y+H1w
B1BmKJ4y3ksmyLvWFwMMrUUCAwEAAaOCAXcwggFzME8GA1UdIARIMEYwRAYJA5AO
CQYBHwQBMDcwNQYIKwYBBQUHAgEWKWh0dHA6Ly9yZXBvc2l0b3J5LnNwZWNpbWVu
LWVpZC5iZWxnaXVtLmJlMBkGCCsGAQUFBwEDBA0wCzAJBgcDl3YJBgcCMA4GA1Ud
DwEB/wQEAwIGQDAfBgNVHSMEGDAWgBQTUCypA5laFM8PsHsIrVOtWznlHzBABgNV
HR8EOTA3MDWgM6Axhi9odHRwOi8vY3JsLnNwZWNpbWVuLWVpZC5iZWxnaXVtLmJl
L2VpZGMwMDAxLmNybDARBglghkgBhvhCAQEEBAMCBSAwfwYIKwYBBQUHAQEEczBx
MD4GCCsGAQUFBzAChjJodHRwOi8vY2VydHMuc3BlY2ltZW4tZWlkLmJlbGdpdW0u
YmUvYmVsZ2l1bXJzLmNydDAvBggrBgEFBQcwAYYjaHR0cDovL29jc3Auc3BlY2lt
ZW4tZWlkLmJlbGdpdW0uYmUwDQYJKoZIhvcNAQEFBQADggEBALQdSva1U88LuFE/
miz6ih0Ongl/8w4D1qs8o9aErLIhwJNlHilBUYjjAwh4grIrgi/zDS6AyKC7GqGe
r7RDxNzb8Q1f9cSCxAJzDJ/T1/l010kV1eHPmW88GubNxw30QDcgnhw4z1SLaZCm
29ndRf71XkAjMDOUnNHvq+4OSE8N8pDbJ+o1MRsI3LC8VuaUolk7FiWLkMtNyuQ5
89SdAfY3bUpBgtab1ue9VuZk2Kky5k6OwttYa0/4Hh/KouZaykEGgAETjIaLavmQ
xfpYMxcA0mtXKjbEClT2SejQJs9KK9OJwaSpQC4D7CWL1Jwq1tH2irsP530fV7xv
ZeJW9Ds=</X509Certificate>
        <X509Certificate>MIIEITCCAwmgAwIBAgILAQAAAAABCZabr/owDQYJKoZIhvcNAQEFBQAwKzELMAkG
A1UEBhMCQkUxHDAaBgNVBAMTE1NQRUNJTUVOIENpdGl6ZW4gQ0EwHhcNMDYwMjIz
MTExMTM2WhcNMDgwMjIzMTExMTM2WjB8MQswCQYDVQQGEwJCRTEjMCEGA1UEAxMa
QWxpY2UgU1BFQ0lNRU4gKFNpZ25hdHVyZSkxETAPBgNVBAQTCFNQRUNJTUVOMR8w
HQYDVQQqExZBbGljZSBHZWxkaWdla2FhcnQyMjY2MRQwEgYDVQQFEws3MTcxNTEw
MDA3MDCBnzANBgkqhkiG9w0BAQEFAAOBjQAwgYkCgYEAuTkOkZn9q7HmY57qrMYg
lwhDrke5hVu702ua+A8kbnE9TJj9u6Hlg62SDiq8ZPNs/6yTuF/hDu9Xal92pQiC
C+Rj3e2ezhz5k1IXu+TyXm4d3jBDU3NDiEhvVvxr4rkoUfMeVVlOwMzGXw2y+H1w
B1BmKJ4y3ksmyLvWFwMMrUUCAwEAAaOCAXcwggFzME8GA1UdIARIMEYwRAYJA5AO
CQYBHwQBMDcwNQYIKwYBBQUHAgEWKWh0dHA6Ly9yZXBvc2l0b3J5LnNwZWNpbWVu
LWVpZC5iZWxnaXVtLmJlMBkGCCsGAQUFBwEDBA0wCzAJBgcDl3YJBgcCMA4GA1Ud
DwEB/wQEAwIGQDAfBgNVHSMEGDAWgBQTUCypA5laFM8PsHsIrVOtWznlHzBABgNV
HR8EOTA3MDWgM6Axhi9odHRwOi8vY3JsLnNwZWNpbWVuLWVpZC5iZWxnaXVtLmJl
L2VpZGMwMDAxLmNybDARBglghkgBhvhCAQEEBAMCBSAwfwYIKwYBBQUHAQEEczBx
MD4GCCsGAQUFBzAChjJodHRwOi8vY2VydHMuc3BlY2ltZW4tZWlkLmJlbGdpdW0u
YmUvYmVsZ2l1bXJzLmNydDAvBggrBgEFBQcwAYYjaHR0cDovL29jc3Auc3BlY2lt
ZW4tZWlkLmJlbGdpdW0uYmUwDQYJKoZIhvcNAQEFBQADggEBALQdSva1U88LuFE/
miz6ih0Ongl/8w4D1qs8o9aErLIhwJNlHilBUYjjAwh4grIrgi/zDS6AyKC7GqGe
r7RDxNzb8Q1f9cSCxAJzDJ/T1/l010kV1eHPmW88GubNxw30QDcgnhw4z1SLaZCm
29ndRf71XkAjMDOUnNHvq+4OSE8N8pDbJ+o1MRsI3LC8VuaUolk7FiWLkMtNyuQ5
89SdAfY3bUpBgtab1ue9VuZk2Kky5k6OwttYa0/4Hh/KouZaykEGgAETjIaLavmQ
xfpYMxcA0mtXKjbEClT2SejQJs9KK9OJwaSpQC4D7CWL1Jwq1tH2irsP530fV7xv
ZeJW9Ds=</X509Certificate>
      </X509Data>
    </KeyInfo>
    <Object>
      <SignatureProperties>
        <SignatureProperty Id="ID_00de003500f200d6000500d7004b009600a000d700e800b7008400b10062009d" Target="#ID_00a40022007c00ce002d004e0040001c009b00a300dc00dd005000a400520082">
          <dc:date xmlns:dc="http://purl.org/dc/elements/1.1/">2009-06-15T14:58:37</dc:date>
        </SignatureProperty>
      </SignatureProperties>
    </Object>
  </Signature>
</document-signatures>
</file>